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BB 1SL0828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7" calcext:value-type="float">
            <text:p>17</text:p>
          </table:table-cell>
          <table:table-cell table:formula="of:=[.D3]*[.F3]" office:value-type="float" office:value="17" calcext:value-type="float">
            <text:p>17</text:p>
          </table:table-cell>
          <table:table-cell office:value-type="string" calcext:value-type="string">
            <text:p>DIM 310x240x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epper Motor NEMA 17 (17HS19-2004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formula="of:=[.D4]*[.F4]" office:value-type="float" office:value="20" calcext:value-type="float">
            <text:p>20</text:p>
          </table:table-cell>
          <table:table-cell office:value-type="string" calcext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70mm threaded ro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table:formula="of:=[.D5]*[.F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yloc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6]*[.F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7]*[.F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608RS Ball bea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8]*[.F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0mm Headless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9]*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all bearing holder cap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Sid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/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H21LOB with Breako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3]*[.F13]" office:value-type="float" office:value="0" calcext:value-type="float">
            <text:p>0</text:p>
          </table:table-cell>
          <table:table-cell office:value-type="string" calcext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senso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6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15]*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/>
          <table:table-cell table:formula="of:=[.D16]*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Bushing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32 PVC tub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19]*[.F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50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0]*[.F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 Spa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x 18m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/>
          <table:table-cell table:formula="of:=[.D22]*[.F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washe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</text:p>
          </table:table-cell>
          <table:table-cell/>
          <table:table-cell table:formula="of:=[.D23]*[.F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n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/>
          <table:table-cell table:formula="of:=[.D24]*[.F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5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6]*[.F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 sm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/>
          <table:table-cell table:formula="of:=[.D27]*[.F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zimuth Axis Pilla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[.D28]*[.F28]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6:38:04.671495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09-24T00:16:18.086205776</dc:date>
    <dc:creator>Pierros Papadeas</dc:creator>
    <meta:editing-duration>PT7H6M40S</meta:editing-duration>
    <meta:editing-cycles>5</meta:editing-cycles>
    <meta:generator>LibreOffice/4.2.6.3$Linux_X86_64 LibreOffice_project/420$Build-3</meta:generator>
    <meta:document-statistic meta:table-count="1" meta:cell-count="152" meta:object-count="0"/>
  </office:meta>
</office:document-meta>
</file>